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acterísticas</text:p>
      <text:p text:style-name="Standard"/>
      <text:p text:style-name="Standard">1 ¿Qué es Skaeda?</text:p>
      <text:list xml:id="list1686603445" text:style-name="L1">
        <text:list-item>
          <text:p text:style-name="P1">Skaeda es un servicio de Internet para gestionar marcadores de páginas web</text:p>
        </text:list-item>
        <text:list-item>
          <text:p text:style-name="P1">Permite manejar sus marcadores en cualquier ordenador conectado a Internet</text:p>
        </text:list-item>
        <text:list-item>
          <text:p text:style-name="P1">Funciona en los navegadores principales (Chrome, Explorer, Safari, Firefox, Opera)</text:p>
        </text:list-item>
        <text:list-item>
          <text:p text:style-name="P1">Está diseñado para que sea lo más fácil de usar posible</text:p>
        </text:list-item>
      </text:list>
      <text:p text:style-name="Standard">2 Estructura General</text:p>
      <text:list xml:id="list1067854713" text:style-name="L2">
        <text:list-item>
          <text:p text:style-name="P2">Una única disposición de pantalla, con tres columnas</text:p>
        </text:list-item>
        <text:list-item>
          <text:p text:style-name="P2">Primera columna: permite organizar sus marcadores por grupos o por etiquetas</text:p>
        </text:list-item>
        <text:list-item>
          <text:p text:style-name="P2">Segunda columna: lista los marcadores incluidos en el grupo o etiqueta seleccionada</text:p>
        </text:list-item>
        <text:list-item>
          <text:p text:style-name="P2">Tercera columna: muestra un marcador en detalle (nombre, URL, miniatura de pantalla, …)</text:p>
        </text:list-item>
      </text:list>
      <text:p text:style-name="Standard">3 Grupos Inteligentes y Manuales</text:p>
      <text:list xml:id="list1255543051" text:style-name="L3">
        <text:list-item>
          <text:p text:style-name="P3">Cada marcador puede ser asignado fácilmente a diversos grupos manuales</text:p>
        </text:list-item>
        <text:list-item>
          <text:p text:style-name="P3">Los grupos inteligentes incluyen marcadores automáticamente según varios filtros</text:p>
        </text:list-item>
        <text:list-item>
          <text:p text:style-name="P3">Los filtros pueden cribar por nombre, URL, número de visitas, fecha de última visita, etc.</text:p>
        </text:list-item>
        <text:list-item>
          <text:p text:style-name="P3">Dos grupos inteligentes especiales: “Todos los marcadores” y “Marcadores borrados”</text:p>
        </text:list-item>
      </text:list>
      <text:p text:style-name="Standard">4 Etiquetado Social</text:p>
      <text:list xml:id="list903652074" text:style-name="L4">
        <text:list-item>
          <text:p text:style-name="P4">Cada marcador puedes ser descrito concisamente con varias etiquetas</text:p>
        </text:list-item>
        <text:list-item>
          <text:p text:style-name="P4">Usted puede crear cualquier conjunto de etiquetas en su propio idioma</text:p>
        </text:list-item>
        <text:list-item>
          <text:p text:style-name="P4">Las etiquetas se traducen internamente al Inglés</text:p>
        </text:list-item>
        <text:list-item>
          <text:p text:style-name="P4">Se pueden buscar marcadores de otros usuarios con nuestras etiquetas (disponible en breve)</text:p>
        </text:list-item>
      </text:list>
      <text:p text:style-name="Standard">5 Gestión de Marcadores</text:p>
      <text:list xml:id="list203287957" text:style-name="L5">
        <text:list-item>
          <text:p text:style-name="P5">Asigne un nombre, una URL (dirección de Internet) y una descripción a cada marcador</text:p>
        </text:list-item>
        <text:list-item>
          <text:p text:style-name="P5">El servicio crea automáticamente un icono y una miniatura de pantalla para la URL</text:p>
        </text:list-item>
        <text:list-item>
          <text:p text:style-name="P5">Se puede añadir, editar, borrar y acceder a los marcadores fácilmente</text:p>
        </text:list-item>
        <text:list-item>
          <text:p text:style-name="P5">Puede usar “Arrastrar y Soltar” para asignar marcadores a grupos manuales o etiquetas</text:p>
        </text:list-item>
      </text:list>
      <text:p text:style-name="Standard">6 Búsqueda Rápida</text:p>
      <text:list xml:id="list2025685915" text:style-name="L6">
        <text:list-item>
          <text:p text:style-name="P6">Búsqueda por texto parcial en el nombre, descripción o URL del marcador</text:p>
        </text:list-item>
        <text:list-item>
          <text:p text:style-name="P6">Es muy rápida porque trabaja con la memoria local del ordenador</text:p>
        </text:list-item>
      </text:list>
      <text:p text:style-name="Standard">7 Importación y Exportación</text:p>
      <text:list xml:id="list914625732" text:style-name="L7">
        <text:list-item>
          <text:p text:style-name="P7">Importe sus marcadores desde un fichero de marcadores estándar</text:p>
        </text:list-item>
        <text:list-item>
          <text:p text:style-name="P7">Puede importar prácticamente de cualquier navegador o servicio de marcadores en línea</text:p>
        </text:list-item>
        <text:list-item>
          <text:p text:style-name="P7">También puede exportar sus marcadores de Skaeda a cualquier otro gestor de marcadores</text:p>
        </text:list-item>
      </text:list>
      <text:p text:style-name="Standard">8 “Bookmark Let”</text:p>
      <text:list xml:id="list1837234540" text:style-name="L8">
        <text:list-item>
          <text:p text:style-name="P8">Un “bookmark let” es un “plug-in” (extensión) que se puede instalar en un navegador</text:p>
        </text:list-item>
        <text:list-item>
          <text:p text:style-name="P8">Permite crear un marcador de Skaeda de la página que se está visualizando en ese momento</text:p>
        </text:list-item>
        <text:list-item>
          <text:p text:style-name="P8">Puede asignar grupos manuales y etiquetas al nuevo marcador</text:p>
        </text:list-item>
        <text:list-item>
          <text:p text:style-name="P8">No necesita siquiera abrir una página de Skaeda para funcionar</text:p>
        </text:list-item>
      </text:list>
      <text:p text:style-name="Standard">9 Sincronización Instantánea</text:p>
      <text:list xml:id="list2104599812" text:style-name="L9">
        <text:list-item>
          <text:p text:style-name="P9">Toda la información queda instantáneamente sincronizada a través de sesiones simultáneas</text:p>
        </text:list-item>
        <text:list-item>
          <text:p text:style-name="P9">También puede sincronizar sesiones Skaeda en dispositivos móviles (iPad, Android, etc.)</text:p>
        </text:list-item>
      </text:list>
      <text:p text:style-name="Standard">10 Suscripciones e Invitaciones</text:p>
      <text:list xml:id="list123414365" text:style-name="L10">
        <text:list-item>
          <text:p text:style-name="P10">Suscriba anualmente una cuenta “premium” para manejar cualquier número de marcadores</text:p>
        </text:list-item>
        <text:list-item>
          <text:p text:style-name="P10">Alternativamente, cree una cuenta gratuita con un límite de 100 marcadores</text:p>
        </text:list-item>
        <text:list-item>
          <text:p text:style-name="P10">Invite a sus amigos al servicio de Skaeda</text:p>
        </text:list-item>
        <text:list-item>
          <text:p text:style-name="P10">Cada amigo que registre una cuenta gratuita o “premium” le dará 25 marcadores adicionales</text:p>
        </text:list-item>
        <text:list-item>
          <text:p text:style-name="P10">De este modo, puede conseguir hasta 200 marcadores en una cuenta gratui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admin </meta:initial-creator>
    <meta:creation-date>2011-08-18T12:16:06</meta:creation-date>
    <dc:date>2011-08-18T13:20:36</dc:date>
    <dc:creator>Sysadmin </dc:creator>
    <meta:editing-duration>PT01H04M30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47" meta:word-count="489" meta:character-count="2972"/>
  </office:meta>
</office:document-meta>
</file>